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1.5457in"/>
    </style:style>
    <style:style style:name="co3" style:family="table-column">
      <style:table-column-properties fo:break-before="auto" style:column-width="1.5382in"/>
    </style:style>
    <style:style style:name="co4" style:family="table-column">
      <style:table-column-properties fo:break-before="auto" style:column-width="2.95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italic" style:font-weight-asian="normal" style:font-name-complex="DejaVu Sans1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enchmarks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number-columns-repeated="1018" table:default-cell-style-name="Default"/>
        <table:table-row table:style-name="ro1">
          <table:table-cell table:style-name="ce1"/>
          <table:table-cell table:style-name="ce2" office:value-type="string" calcext:value-type="string">
            <text:p>ClaDS2+</text:p>
          </table:table-cell>
          <table:table-cell table:style-name="ce2" office:value-type="string" calcext:value-type="string">
            <text:p>ClaDS2 optimized</text:p>
          </table:table-cell>
          <table:table-cell table:style-name="ce2" office:value-type="string" calcext:value-type="string">
            <text:p>ClaDS2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-519.327693" calcext:value-type="float">
            <text:p>-519.327693</text:p>
          </table:table-cell>
          <table:table-cell office:value-type="float" office:value="-519.167032" calcext:value-type="float">
            <text:p>-519.167032</text:p>
          </table:table-cell>
          <table:table-cell office:value-type="float" office:value="-519.130347" calcext:value-type="float">
            <text:p>-519.1303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265791" calcext:value-type="float">
            <text:p>-519.265791</text:p>
          </table:table-cell>
          <table:table-cell office:value-type="float" office:value="-519.166249" calcext:value-type="float">
            <text:p>-519.166249</text:p>
          </table:table-cell>
          <table:table-cell office:value-type="float" office:value="-518.905043" calcext:value-type="float">
            <text:p>-518.9050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20.284599" calcext:value-type="float">
            <text:p>-520.284599</text:p>
          </table:table-cell>
          <table:table-cell office:value-type="float" office:value="-519.320028" calcext:value-type="float">
            <text:p>-519.320028</text:p>
          </table:table-cell>
          <table:table-cell office:value-type="float" office:value="-520.413423" calcext:value-type="float">
            <text:p>-520.4134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959713" calcext:value-type="float">
            <text:p>-518.959713</text:p>
          </table:table-cell>
          <table:table-cell office:value-type="float" office:value="-518.18926" calcext:value-type="float">
            <text:p>-518.18926</text:p>
          </table:table-cell>
          <table:table-cell office:value-type="float" office:value="-519.415676" calcext:value-type="float">
            <text:p>-519.41567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967865" calcext:value-type="float">
            <text:p>-519.967865</text:p>
          </table:table-cell>
          <table:table-cell office:value-type="float" office:value="-519.061404" calcext:value-type="float">
            <text:p>-519.061404</text:p>
          </table:table-cell>
          <table:table-cell office:value-type="float" office:value="-518.662889" calcext:value-type="float">
            <text:p>-518.6628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272853" calcext:value-type="float">
            <text:p>-519.272853</text:p>
          </table:table-cell>
          <table:table-cell office:value-type="float" office:value="-518.821412" calcext:value-type="float">
            <text:p>-518.821412</text:p>
          </table:table-cell>
          <table:table-cell office:value-type="float" office:value="-518.938764" calcext:value-type="float">
            <text:p>-518.9387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383485" calcext:value-type="float">
            <text:p>-518.383485</text:p>
          </table:table-cell>
          <table:table-cell office:value-type="float" office:value="-519.408091" calcext:value-type="float">
            <text:p>-519.408091</text:p>
          </table:table-cell>
          <table:table-cell office:value-type="float" office:value="-518.990904" calcext:value-type="float">
            <text:p>-518.9909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898096" calcext:value-type="float">
            <text:p>-518.898096</text:p>
          </table:table-cell>
          <table:table-cell office:value-type="float" office:value="-519.180363" calcext:value-type="float">
            <text:p>-519.180363</text:p>
          </table:table-cell>
          <table:table-cell office:value-type="float" office:value="-518.74525" calcext:value-type="float">
            <text:p>-518.745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176802" calcext:value-type="float">
            <text:p>-519.176802</text:p>
          </table:table-cell>
          <table:table-cell office:value-type="float" office:value="-518.983592" calcext:value-type="float">
            <text:p>-518.983592</text:p>
          </table:table-cell>
          <table:table-cell office:value-type="float" office:value="-519.609304" calcext:value-type="float">
            <text:p>-519.6093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971095" calcext:value-type="float">
            <text:p>-518.971095</text:p>
          </table:table-cell>
          <table:table-cell office:value-type="float" office:value="-519.37601" calcext:value-type="float">
            <text:p>-519.37601</text:p>
          </table:table-cell>
          <table:table-cell office:value-type="float" office:value="-518.346772" calcext:value-type="float">
            <text:p>-518.34677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556533" calcext:value-type="float">
            <text:p>-519.556533</text:p>
          </table:table-cell>
          <table:table-cell office:value-type="float" office:value="-519.508441" calcext:value-type="float">
            <text:p>-519.508441</text:p>
          </table:table-cell>
          <table:table-cell office:value-type="float" office:value="-519.887443" calcext:value-type="float">
            <text:p>-519.8874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266753" calcext:value-type="float">
            <text:p>-519.266753</text:p>
          </table:table-cell>
          <table:table-cell office:value-type="float" office:value="-519.713582" calcext:value-type="float">
            <text:p>-519.713582</text:p>
          </table:table-cell>
          <table:table-cell office:value-type="float" office:value="-518.692963" calcext:value-type="float">
            <text:p>-518.69296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481792" calcext:value-type="float">
            <text:p>-519.481792</text:p>
          </table:table-cell>
          <table:table-cell office:value-type="float" office:value="-518.912061" calcext:value-type="float">
            <text:p>-518.912061</text:p>
          </table:table-cell>
          <table:table-cell office:value-type="float" office:value="-519.1769" calcext:value-type="float">
            <text:p>-519.176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044622" calcext:value-type="float">
            <text:p>-519.044622</text:p>
          </table:table-cell>
          <table:table-cell office:value-type="float" office:value="-519.772693" calcext:value-type="float">
            <text:p>-519.772693</text:p>
          </table:table-cell>
          <table:table-cell office:value-type="float" office:value="-518.929887" calcext:value-type="float">
            <text:p>-518.92988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484572" calcext:value-type="float">
            <text:p>-518.484572</text:p>
          </table:table-cell>
          <table:table-cell office:value-type="float" office:value="-519.224533" calcext:value-type="float">
            <text:p>-519.224533</text:p>
          </table:table-cell>
          <table:table-cell office:value-type="float" office:value="-518.903709" calcext:value-type="float">
            <text:p>-518.9037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079477" calcext:value-type="float">
            <text:p>-519.079477</text:p>
          </table:table-cell>
          <table:table-cell office:value-type="float" office:value="-519.407767" calcext:value-type="float">
            <text:p>-519.407767</text:p>
          </table:table-cell>
          <table:table-cell office:value-type="float" office:value="-518.775544" calcext:value-type="float">
            <text:p>-518.7755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8.703601" calcext:value-type="float">
            <text:p>-518.703601</text:p>
          </table:table-cell>
          <table:table-cell office:value-type="float" office:value="-519.180653" calcext:value-type="float">
            <text:p>-519.180653</text:p>
          </table:table-cell>
          <table:table-cell office:value-type="float" office:value="-519.03855" calcext:value-type="float">
            <text:p>-519.038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075423" calcext:value-type="float">
            <text:p>-519.075423</text:p>
          </table:table-cell>
          <table:table-cell office:value-type="float" office:value="-519.343117" calcext:value-type="float">
            <text:p>-519.343117</text:p>
          </table:table-cell>
          <table:table-cell office:value-type="float" office:value="-518.446893" calcext:value-type="float">
            <text:p>-518.44689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321701" calcext:value-type="float">
            <text:p>-519.321701</text:p>
          </table:table-cell>
          <table:table-cell office:value-type="float" office:value="-519.419333" calcext:value-type="float">
            <text:p>-519.419333</text:p>
          </table:table-cell>
          <table:table-cell office:value-type="float" office:value="-519.064649" calcext:value-type="float">
            <text:p>-519.06464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519.160113" calcext:value-type="float">
            <text:p>-519.160113</text:p>
          </table:table-cell>
          <table:table-cell office:value-type="float" office:value="-519.00429" calcext:value-type="float">
            <text:p>-519.00429</text:p>
          </table:table-cell>
          <table:table-cell office:value-type="float" office:value="-519.149919" calcext:value-type="float">
            <text:p>-519.14991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office:value-type="float" office:value="-519.184129" calcext:value-type="float">
            <text:p>-519.184129</text:p>
          </table:table-cell>
          <table:table-cell table:style-name="ce4" office:value-type="float" office:value="-519.2079956" calcext:value-type="float">
            <text:p>-519.2079956</text:p>
          </table:table-cell>
          <table:table-cell table:style-name="ce4" office:value-type="float" office:value="-519.0612415" calcext:value-type="float">
            <text:p>-519.06124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4" office:value-type="float" office:value="0.4410041733" calcext:value-type="float">
            <text:p>0.4410041733</text:p>
          </table:table-cell>
          <table:table-cell table:style-name="ce4" office:value-type="float" office:value="0.3434967449" calcext:value-type="float">
            <text:p>0.3434967449</text:p>
          </table:table-cell>
          <table:table-cell table:style-name="ce4" office:value-type="float" office:value="0.48197169" calcext:value-type="float">
            <text:p>0.4819716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4" office:value-type="string" calcext:value-type="string">
            <text:p>2m1.225s</text:p>
          </table:table-cell>
          <table:table-cell table:style-name="ce4" office:value-type="string" calcext:value-type="string">
            <text:p>1m50.812s</text:p>
          </table:table-cell>
          <table:table-cell table:style-name="ce4" office:value-type="string" calcext:value-type="string">
            <text:p>1m53.048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13T15:10:41.709596282</dc:date>
    <meta:editing-duration>PT2M15S</meta:editing-duration>
    <meta:editing-cycles>2</meta:editing-cycles>
    <meta:generator>LibreOffice/7.1.5.2$Linux_X86_64 LibreOffice_project/c18cfcb0f8824ad4ef2fc2ec0bd004713f8a9d14</meta:generator>
    <meta:document-statistic meta:table-count="1" meta:cell-count="75" meta:object-count="0"/>
  </office:meta>
</office:document-meta>
</file>